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9pt" style:font-size-asian="9pt" style:font-size-complex="9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paragraph-properties fo:text-align="end" style:justify-single-word="false"/>
      <style:text-properties style:font-name="Times New Roman" fo:font-size="10pt" style:font-size-asian="10pt" style:font-size-complex="10pt"/>
    </style:style>
    <style:style style:name="P24"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28"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0"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3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2"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33"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34"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35"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36"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37"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38"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4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4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8" style:family="paragraph" style:parent-style-name="Text_20_body_20_indent">
      <style:text-properties style:font-name="Times New Roman" fo:font-size="8pt" fo:font-weight="normal" style:font-size-asian="8pt" style:font-weight-asian="normal" style:font-size-complex="8pt"/>
    </style:style>
    <style:style style:name="P49" style:family="paragraph" style:parent-style-name="Text_20_body_20_indent">
      <style:text-properties style:font-name="Times New Roman" fo:font-size="7pt" fo:font-weight="normal" style:font-size-asian="7pt" style:font-weight-asian="normal" style:font-size-complex="7pt"/>
    </style:style>
    <style:style style:name="P50" style:family="paragraph" style:parent-style-name="Heading_20_1">
      <style:text-properties style:font-name="Times New Roman" fo:font-size="8pt" style:font-size-asian="8pt" style:font-name-complex="Times New Roman" style:font-size-complex="8pt"/>
    </style:style>
    <style:style style:name="P51" style:family="paragraph" style:parent-style-name="Normale" style:list-style-name="L11">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52" style:family="paragraph" style:parent-style-name="Normale" style:list-style-name="L11">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53" style:family="paragraph" style:parent-style-name="Standard" style:list-style-name="L1">
      <style:paragraph-properties fo:margin-top="0cm" fo:margin-bottom="0.101cm" fo:text-align="justify" style:justify-single-word="false"/>
    </style:style>
    <style:style style:name="P54" style:family="paragraph" style:parent-style-name="Standard" style:list-style-name="L5">
      <style:paragraph-properties fo:margin-top="0cm" fo:margin-bottom="0.101cm" fo:text-align="justify" style:justify-single-word="false"/>
    </style:style>
    <style:style style:name="P55" style:family="paragraph" style:parent-style-name="Standard" style:list-style-name="L7">
      <style:paragraph-properties fo:margin-top="0cm" fo:margin-bottom="0.101cm" fo:text-align="justify" style:justify-single-word="false"/>
    </style:style>
    <style:style style:name="P56" style:family="paragraph" style:parent-style-name="Standard" style:list-style-name="L9">
      <style:paragraph-properties fo:margin-top="0cm" fo:margin-bottom="0.101cm" fo:text-align="justify" style:justify-single-word="false"/>
    </style:style>
    <style:style style:name="P57" style:family="paragraph" style:parent-style-name="Standard" style:list-style-name="L10">
      <style:paragraph-properties fo:margin-top="0cm" fo:margin-bottom="0.101cm" fo:text-align="justify" style:justify-single-word="false"/>
    </style:style>
    <style:style style:name="P58"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59" style:family="paragraph" style:parent-style-name="Standard" style:list-style-name="L5">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60" style:family="paragraph" style:parent-style-name="Standard" style:list-style-name="L1">
      <style:paragraph-properties fo:margin-top="0cm" fo:margin-bottom="0.101cm" fo:text-align="justify" style:justify-single-word="false"/>
      <style:text-properties style:font-name="Times New Roman" fo:font-size="10pt" style:font-size-asian="10pt" style:font-size-complex="10pt"/>
    </style:style>
    <style:style style:name="P61"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2" style:family="paragraph" style:parent-style-name="Standard" style:list-style-name="L3">
      <style:paragraph-properties fo:margin-top="0cm" fo:margin-bottom="0.101cm" fo:text-align="justify" style:justify-single-word="false"/>
      <style:text-properties style:font-name="Times New Roman" fo:font-size="10pt" style:font-size-asian="10pt" style:font-size-complex="10pt"/>
    </style:style>
    <style:style style:name="P63" style:family="paragraph" style:parent-style-name="Standard" style:list-style-name="L5">
      <style:paragraph-properties fo:margin-top="0cm" fo:margin-bottom="0.101cm" fo:text-align="justify" style:justify-single-word="false"/>
      <style:text-properties style:font-name="Times New Roman" fo:font-size="10pt" style:font-size-asian="10pt" style:font-size-complex="10pt"/>
    </style:style>
    <style:style style:name="P64" style:family="paragraph" style:parent-style-name="Standard" style:list-style-name="L5">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5" style:family="paragraph" style:parent-style-name="Standard" style:list-style-name="L8">
      <style:paragraph-properties fo:margin-top="0cm" fo:margin-bottom="0.101cm" fo:text-align="justify" style:justify-single-word="false"/>
      <style:text-properties style:font-name="Times New Roman" fo:font-size="10pt" style:font-size-asian="10pt" style:font-size-complex="10pt"/>
    </style:style>
    <style:style style:name="P66"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67" style:family="paragraph" style:parent-style-name="Standard" style:list-style-name="L4">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68" style:family="paragraph" style:parent-style-name="Standard" style:list-style-name="L10">
      <style:paragraph-properties fo:margin-top="0cm" fo:margin-bottom="0.101cm" fo:text-align="justify" style:justify-single-word="false"/>
      <style:text-properties style:font-name="Times New Roman" fo:font-size="10pt" fo:background-color="transparent" style:font-size-asian="10pt" style:font-size-complex="10pt"/>
    </style:style>
    <style:style style:name="P69" style:family="paragraph" style:parent-style-name="Standard" style:list-style-name="L1">
      <style:paragraph-properties fo:margin-top="0cm" fo:margin-bottom="0.101cm"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70" style:family="paragraph" style:parent-style-name="Standard" style:list-style-name="L10">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71" style:family="paragraph" style:parent-style-name="Standard" style:list-style-name="L6"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2" style:family="paragraph" style:parent-style-name="Standard" style:list-style-name="L9"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3" style:family="paragraph" style:parent-style-name="Standard" style:list-style-name="L6">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4" style:family="paragraph" style:parent-style-name="Standard" style:list-style-name="L10">
      <style:paragraph-properties fo:margin-top="0cm" fo:margin-bottom="0cm" fo:text-align="justify" style:justify-single-word="false"/>
    </style:style>
    <style:style style:name="P75"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76"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77"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78"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pt" style:font-size-asian="10pt" style:font-size-complex="10pt"/>
    </style:style>
    <style:style style:name="T6"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0" style:family="text">
      <style:text-properties fo:color="#000000" style:font-name="Times New Roman" fo:font-size="10pt" fo:font-style="italic" style:font-size-asian="10pt" style:font-style-asian="italic" style:font-size-complex="10pt" style:font-style-complex="italic"/>
    </style:style>
    <style:style style:name="T11"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2"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3"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5" style:family="text">
      <style:text-properties fo:color="#000000" style:font-name="Times New Roman" fo:font-size="10pt" fo:font-weight="bold" style:font-size-asian="10pt" style:font-weight-asian="bold" style:font-size-complex="10pt" style:font-weight-complex="bold"/>
    </style:style>
    <style:style style:name="T16" style:family="text">
      <style:text-properties fo:color="#000000" style:font-name="Times New Roman" fo:font-size="10pt" style:text-underline-style="solid" style:text-underline-width="auto" style:text-underline-color="font-color" style:font-size-asian="10pt" style:font-size-complex="10pt"/>
    </style:style>
    <style:style style:name="T17"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8"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9"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0" style:family="text">
      <style:text-properties fo:font-style="italic" fo:font-weight="normal" style:font-style-asian="italic" style:font-weight-asian="normal" style:font-style-complex="italic"/>
    </style:style>
    <style:style style:name="T21" style:family="text">
      <style:text-properties fo:font-style="italic" style:font-style-asian="italic" style:font-style-complex="italic"/>
    </style:style>
    <style:style style:name="T22" style:family="text">
      <style:text-properties fo:font-style="italic" fo:background-color="#33ff99" style:font-style-asian="italic" style:font-style-complex="italic"/>
    </style:style>
    <style:style style:name="T23" style:family="text">
      <style:text-properties fo:font-style="italic" fo:background-color="#99ff99" style:font-style-asian="italic" style:font-style-complex="italic"/>
    </style:style>
    <style:style style:name="T24" style:family="text">
      <style:text-properties fo:font-weight="normal" style:font-weight-asian="normal"/>
    </style:style>
    <style:style style:name="T25" style:family="text">
      <style:text-properties style:font-name="Times New Roman" fo:font-size="9pt" style:font-size-asian="9pt" style:font-size-complex="9pt"/>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weight="bold" style:font-size-asian="10pt" style:font-weight-asian="bold" style:font-size-complex="10pt"/>
    </style:style>
    <style:style style:name="T28" style:family="text">
      <style:text-properties style:font-name="Times New Roman" fo:font-size="10pt" fo:font-weight="bold" style:font-size-asian="10pt" style:font-weight-asian="bold" style:font-size-complex="10pt" style:font-weight-complex="bold"/>
    </style:style>
    <style:style style:name="T29"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0" style:family="text">
      <style:text-properties style:font-name="Times New Roman" fo:font-size="10pt" style:text-underline-style="solid" style:text-underline-width="auto" style:text-underline-color="font-color" style:font-size-asian="10pt" style:font-size-complex="10pt"/>
    </style:style>
    <style:style style:name="T31"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2"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style="italic" fo:background-color="transparent" style:font-size-asian="10pt" style:font-style-asian="italic" style:font-size-complex="10pt" style:font-style-complex="italic"/>
    </style:style>
    <style:style style:name="T36" style:family="text">
      <style:text-properties style:font-name="Times New Roman" fo:font-size="10pt" fo:font-style="italic" fo:background-color="#ffff00" style:font-size-asian="10pt" style:font-style-asian="italic" style:font-size-complex="10pt" style:font-style-complex="italic"/>
    </style:style>
    <style:style style:name="T37" style:family="text">
      <style:text-properties style:font-name="Times New Roman" fo:font-size="10pt" fo:background-color="#ffff00" style:font-size-asian="10pt" style:font-size-complex="10pt"/>
    </style:style>
    <style:style style:name="T38" style:family="text">
      <style:text-properties style:font-name="Times New Roman" fo:font-size="10pt" fo:background-color="transparent" style:font-size-asian="10pt" style:font-size-complex="10pt"/>
    </style:style>
    <style:style style:name="T39" style:family="text">
      <style:text-properties style:font-name="Times New Roman" fo:font-size="10pt" fo:background-color="#33ff99" style:font-size-asian="10pt" style:font-size-complex="10pt"/>
    </style:style>
    <style:style style:name="T40" style:family="text">
      <style:text-properties style:font-name="Times New Roman" fo:font-size="10pt" fo:background-color="#00ffff" style:font-size-asian="10pt" style:font-size-complex="10pt"/>
    </style:style>
    <style:style style:name="T41" style:family="text">
      <style:text-properties style:font-name="Times New Roman" fo:font-size="10pt" fo:font-style="normal" fo:background-color="transparent" style:font-size-asian="10pt" style:font-style-asian="normal" style:font-size-complex="10pt" style:font-style-complex="normal"/>
    </style:style>
    <style:style style:name="T42"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3" style:family="text">
      <style:text-properties fo:background-color="#99ff99"/>
    </style:style>
    <style:style style:name="T44" style:family="text">
      <style:text-properties fo:background-color="transparent"/>
    </style:style>
    <style:style style:name="T45" style:family="text">
      <style:text-properties style:text-underline-style="none"/>
    </style:style>
    <style:style style:name="T46" style:family="text">
      <style:text-properties style:use-window-font-color="true" fo:font-size="10.5pt" fo:font-weight="normal" fo:background-color="transparent" style:font-size-asian="10.5pt" style:font-weight-asian="normal" style:font-size-complex="10.5pt" style:font-weight-complex="normal"/>
    </style:style>
    <style:style style:name="T47"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ffff00"/>
    </style:style>
    <style:style style:name="T50" style:family="text">
      <style:text-properties style:use-window-font-color="true" style:font-name="Times New Roman" fo:font-size="10pt" fo:font-style="italic" style:font-size-asian="10pt" style:font-style-asian="italic" style:font-size-complex="10pt" style:font-style-complex="italic"/>
    </style:style>
    <style:style style:name="T51" style:family="text">
      <style:text-properties style:use-window-font-color="true" style:font-name="Times New Roman" fo:font-size="10pt" fo:font-style="italic" fo:background-color="transparent" style:font-size-asian="10pt" style:font-style-asian="italic" style:font-size-complex="10pt" style:font-style-complex="italic"/>
    </style:style>
    <style:style style:name="T52" style:family="text">
      <style:text-properties style:use-window-font-color="true" style:font-name="Times New Roman" fo:font-size="10pt" fo:background-color="transparent" style:font-size-asian="10pt" style:font-size-complex="10pt"/>
    </style:style>
    <style:style style:name="T53"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54" style:family="text">
      <style:text-properties fo:font-style="normal" style:font-style-asian="normal" style:font-style-complex="normal"/>
    </style:style>
    <style:style style:name="T55" style:family="text">
      <style:text-properties fo:font-size="10.5pt" style:font-size-asian="10.5pt" style:font-size-complex="10.5pt"/>
    </style:style>
    <style:style style:name="T56"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57" style:family="text">
      <style:text-properties fo:font-size="10.5pt" fo:background-color="#ffff00" style:font-size-asian="10.5pt" style:font-size-complex="10.5pt"/>
    </style:style>
    <style:style style:name="T58" style:family="text">
      <style:text-properties fo:color="#ff6600" fo:font-size="10.5pt" style:font-size-asian="10.5pt" style:font-size-complex="10.5pt"/>
    </style:style>
    <style:style style:name="T59" style:family="text">
      <style:text-properties fo:color="#ff6600" fo:font-size="10.5pt" fo:language="it" fo:country="IT" fo:font-style="normal" fo:background-color="transparent" style:font-size-asian="10.5pt" style:font-style-asian="normal" style:font-name-complex="Times New Roman" style:font-size-complex="10.5pt"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10">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1">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26">[progettisti.cap] [progettisti.comune] ([progettisti.prov])</text:span></text:span></text:p>
            <text:p text:style-name="P20"><text:span text:style-name="Car._20_predefinito_20_paragrafo"><text:span text:style-name="T26">[progettisti.pec]</text:span></text:span></text:p>
            <text:p text:style-name="P20"><text:span text:style-name="Car._20_predefinito_20_paragrafo"><text:span text:style-name="T26"/></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4">[oggetto]</text:span> presso <text:span text:style-name="T4">[ubicazione].</text:span></text:p>
            <text:p text:style-name="P7">- <text:span text:style-name="T21">Richiesta di documentazione integrativa.</text:span></text:p>
          </table:table-cell>
        </table:table-row>
      </table:table>
      <text:p text:style-name="P26"/>
      <text:p text:style-name="P27">* in caso di DIA riferita a locali commerciali inserire (se del caso) la frase in fondo</text:p>
      <text:p text:style-name="P26"/>
      <text:p text:style-name="P28">Si riscontra la denuncia di inizio attività presentata in data [data_presentazione] e recepita agli atti al prot. n° [protocollo] del [data_protocollo] e si comunica quanto segue:</text:p>
      <text:p text:style-name="P28"/>
      <text:list xml:id="list278823843584586290" text:style-name="L1">
        <text:list-item>
          <text:p text:style-name="P53"><text:span text:style-name="T26">l’intervento proposto interessa </text:span><text:span text:style-name="T37">la proprietà comunale e la viabilità pubblica,</text:span><text:span text:style-name="T26"> pertanto è necessario il preventivo assenso dei civici Settori Qualità e Dotazioni Urbane e Polizia Municipale. </text:span><text:span text:style-name="T37">A tal fine occorre che venga prodotta ulteriore copia degli elaborati progettuali.</text:span><text:span text:style-name="T26"> Sarà cura dello scrivente ufficio acquisire tali pareri e comunicare l’esito degli stessi.</text:span></text:p>
        </text:list-item>
        <text:list-item>
          <text:p text:style-name="P58">la sistemazione del verde <text:span text:style-name="T43">(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3">(nel caso la documentazione presentata non sia completa chiedere integrazione vedere dopo)</text:span><text:span text:style-name="T3">.</text:span> Sarà cura dello scrivente ufficio acquisire il suddetto <text:s/>parere e comunicare l’esito.</text:p>
        </text:list-item>
        <text:list-item>
          <text:p text:style-name="P69">la denuncia è soggetta al pagamento dei diritti di segreteria nella misura di <text:s/><text:span text:style-name="T44">€ 150,00</text:span>, somma da versarsi sul <text:span text:style-name="T55">sul conto corrente bancario del Comune di Savona <text:s/>n° </text:span><text:span text:style-name="T56">2597290 </text:span><text:span text:style-name="T55"><text:s/>intestato a Tesoreria Comunale acceso presso la </text:span><text:span text:style-name="T55">Banca Carige Spa (codice IBAN </text:span><text:span text:style-name="T56">IT91 Y061 7510 6100 0000 2597290</text:span><text:span text:style-name="T55">) </text:span><text:span text:style-name="T55"><text:s/>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60"><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3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 text:visited-style-name="Visited_20_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 text:visited-style-name="Visited_20_Internet_20_Link"><text:span text:style-name="T19">www.comune.savona.it</text:span></text:a><text:a xlink:type="simple" xlink:href="http://www.comune.savona.it/" text:style-name="Internet_20_link" text:visited-style-name="Visited_20_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10">)</text:span></text:p>
      <text:list xml:id="list2877365327932201223" text:style-name="L2">
        <text:list-item>
          <text:p text:style-name="P61">la realizzazione delle opere relative all'impianto di …………………. <text:span text:style-name="T4">deve essere eseguita da idonee imprese installatrici</text:span> ai sensi del DM 22.1.2008 n. 37 e <text:span text:style-name="T1">quindi non possono essere “realizzate in </text:span><text:span text:style-name="T45">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3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 text:visited-style-name="Visited_20_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 text:visited-style-name="Visited_20_Internet_20_Link"><text:span text:style-name="T19">www.comune.savona.it</text:span></text:a><text:a xlink:type="simple" xlink:href="http://www.comune.savona.it/" text:style-name="Internet_20_link" text:visited-style-name="Visited_20_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10">)</text:span></text:p>
      <text:list xml:id="list8562668862888715124" text:style-name="L3">
        <text:list-item>
          <text:p text:style-name="P62">nella denuncia deve essere riportato il nominativo del Direttore dei Lavori, il quale deve sottoscrivere la denuncia per accettazione dell’incarico di Direzione Lavori;</text:p>
        </text:list-item>
        <text:list-item>
          <text:p text:style-name="P62">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62">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62">l’intervento ricade in zona B della fasce di inondabilità del piano di Bacino vigente e pertanto la relazione tecnica asseverata risulta carente di un elemento normativo fondamentale;</text:p>
        </text:list-item>
        <text:list-item>
          <text:p text:style-name="P62">l’intervento riguarda una zona individuata nei Piani di Bacino vigente, quale area di suscettività al dissesto (<text:span text:style-name="T21">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6">conformità alla normativa geologica di PUC vigente</text:span></text:span></text:p>
        </text:list-item>
        <text:list-item>
          <text:p text:style-name="P62">l’intervento riguarda una zona individuata nei Piani di Bacino vigente, quale area di suscettività al dissesto <text:span text:style-name="T21">(molto elevata Pg4 frana attiva, elevata Pg3a, elevata Pg3b)</text:span><text:span text:style-name="T54"> pertanto dovrà essere presentata apposita istanza all'ufficio competente della Provincia</text:span></text:p>
        </text:list-item>
      </text:list>
      <text:list xml:id="list3556835074365674401" text:style-name="L4">
        <text:list-item>
          <text:p text:style-name="P67">è necessario integrare la denuncia con la seguente documentazione tecnica:</text:p>
        </text:list-item>
      </text:list>
      <text:list xml:id="list4536216195566007096" text:style-name="L5">
        <text:list-item>
          <text:p text:style-name="P63">documentazione attestante il titolo ad eseguire l’intervento da Lei <text:s/>posseduto;</text:p>
        </text:list-item>
        <text:list-item>
          <text:p text:style-name="P63">nota di assenso debitamente sottoscritta dal proprietario dell’immobile completa di dati anagrafici dello stesso;</text:p>
        </text:list-item>
        <text:list-item>
          <text:p text:style-name="P63">stralcio planimetrico della zona, scala minima 1:5000 con la localizzazione dell’immobile oggetto dell’intervento (nel caso di nuova costruzione indicare le relative coordinate cartografiche);</text:p>
        </text:list-item>
        <text:list-item>
          <text:p text:style-name="P64">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63">autocertificazione <text:s/>del proprietario dell’alloggio nella quale venga dichiarata <text:span text:style-name="T21">“ la piena ed esclusiva proprietà della porzione di sottotetto interessata dall’intervento e che ne terzi, ne il condominio e ne altri condomini hanno diritti di sorta su di essa”</text:span></text:p>
        </text:list-item>
        <text:list-item>
          <text:p text:style-name="P63">stralcio planimetrico della Carta Tecnica Regionale in scala 1:5000, con localizzazione dell’immobile oggetto dell’intervento;</text:p>
        </text:list-item>
        <text:list-item>
          <text:p text:style-name="P63">stralcio cartografico degli strumenti urbanistici vigenti comunali e sovracomunali;</text:p>
        </text:list-item>
        <text:list-item>
          <text:p text:style-name="P63">estratto di mappa catastale in scala 1:1000 o 1:2000 con evidenziati i limiti di proprietà;</text:p>
        </text:list-item>
        <text:list-item>
          <text:p text:style-name="P63">documentazione fotografica dello stato dei luoghi e dell’edificio, con planimetria riportante indicati i punti di vista dai quali sono state scattate le fotografie;</text:p>
        </text:list-item>
        <text:list-item>
          <text:p text:style-name="P54"><text:span text:style-name="T26">elaborati grafici debitamente quotati (Stato attuale, Progetto e Raffronto) in scala opportuna, con indicate le superfici e la destinazione d'uso di ogni locale oggetto di intervento </text:span><text:span text:style-name="T39">(piante, prospetti e sezioni)</text:span></text:p>
        </text:list-item>
        <text:list-item>
          <text:p text:style-name="P63">visura e planimetria catastale aggiornata dell’unità immobiliare oggetto dell’intervento</text:p>
        </text:list-item>
        <text:list-item>
          <text:p text:style-name="P54"><text:span text:style-name="T26">documentazione illustrativa e/o progettuale concernente la sicurezza degli impianti ai sensi del DM 22.1.2008 N. 37 e sue modifiche e integrazioni, ovvero progetto dell'impianto </text:span><text:span text:style-name="T40">elettrico</text:span><text:span text:style-name="T26"> ( art. 1 comma 2 lettera </text:span><text:span text:style-name="T40">a),</text:span><text:span text:style-name="T26"> come previsto dall'art. 5 comma 1 del citato DM, redatto da professionista iscritto all'albo, o dal responsabile tecnico dell'impresa installatrice ( schema dell'impianto), nei casi prescritti dall'art. 7 comma 2 del citato DM.</text:span></text:p>
        </text:list-item>
        <text:list-item>
          <text:p text:style-name="P54"><text:span text:style-name="T26">computo degli oneri di costruzione afferenti l’intervento con </text:span><text:span text:style-name="T30">allegati i relativi schemi grafici della superficie di riferimento,</text:span><text:span text:style-name="T26"> come definita dalla legge regionale 7/4/1995 n. 25, ai fini dell’applicazione del contributo di costruzione, eventualmente distinto per differenti destinazioni d’uso qualora si tratti di progetto a funzione mista </text:span><text:span text:style-name="T34">(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63">tavola grafica dimostrativa del soddisfacimento degli standard urbanistici previsti dalle normative vigenti, completa dei relativi calcoli;</text:p>
        </text:list-item>
        <text:list-item>
          <text:p text:style-name="P63">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9">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9091115965994222366" text:style-name="L6">
        <text:list-item>
          <text:p text:style-name="P71">progetto della sistemazione a verde in scala 1:200</text:p>
        </text:list-item>
        <text:list-item>
          <text:p text:style-name="P73">relazione tecnica redatta a cura di professionista iscritto al Collegio dei Periti Agrari o all'Ordine dei Dottori Agronomi e dei Dottori Forestali</text:p>
        </text:list-item>
      </text:list>
      <text:list xml:id="list1615267520064380292" text:style-name="L7">
        <text:list-item>
          <text:p text:style-name="P55"><text:span text:style-name="T26">copia del modello ISTAT/201 </text:span><text:span text:style-name="T52">da </text:span><text:span text:style-name="T53">compilare via WEB sul sito ISTAT ( </text:span><text:a xlink:type="simple" xlink:href="https://indata.istat.it/pdc" text:style-name="Internet_20_link" text:visited-style-name="Visited_20_Internet_20_Link"><text:span text:style-name="T37">https://indata.istat.it/pdc</text:span></text:a><text:span text:style-name="T53"> ), nell'area riservata al Comune di Savona, e copia della ricevuta di avvenuta compilazione del modello ISTAT/201</text:span></text:p>
        </text:list-item>
        <text:list-item>
          <text:p text:style-name="P55"><text:soft-page-break/><text:span text:style-name="T2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34"><text:s/></text:span><text:span text:style-name="T36">(da togliere in caso di box x legge sottotetti perché non abbiamo fac simile)</text:span></text:p>
        </text:list-item>
        <text:list-item>
          <text:p text:style-name="P55"><text:span text:style-name="T38">parere preventivo in materia ai fini della prevenzione incendi </text:span><text:span text:style-name="T35">(se del caso)</text:span><text:span text:style-name="T38"> rilasciato dal Comando Provinciale dei Vigili del Fuoco o </text:span><text:span text:style-name="T31">dichiarazione specifica</text:span><text:span text:style-name="T38"> sottoscritta d</text:span><text:span text:style-name="T41">al progettista che attesti di aver adempiuto agli adempimenti obbligatori previsti dalla vigente normativa in materia di prevenzione incendi in riferimento all'attività in argomento (di cui all'Allegato I del DPR 1 agosto 2011 n.151 e smi) e </text:span><text:span text:style-name="T35">(se del caso)</text:span><text:span text:style-name="T41"> di aver presentato le pratiche autorizzative presso gli organi competenti in materia (allegare copia del provvedimento);</text:span></text:p>
        </text:list-item>
        <text:list-item>
          <text:p text:style-name="P55"><text:span text:style-name="T41">(sempre per la prevenzione incendi) dichiarazione del progettista che la documentazione presentata e/o autorizzata dal Comando dei Vigili del Fuoco ai sensi del DPR 1 agosto 2011 n.151 e smi, </text:span><text:span text:style-name="T42">è conforme a quanto prodotto allegato alla DIA in oggetto</text:span></text:p>
        </text:list-item>
      </text:list>
      <text:list xml:id="list6953816039995062340" text:style-name="L8">
        <text:list-item>
          <text:p text:style-name="P65">elaborati grafici e relazione tecnica con la dichiarazione di conformità dell’intervento alla normativa in materia di abbattimento delle barriere architettoniche;</text:p>
        </text:list-item>
        <text:list-item>
          <text:p text:style-name="P65">la denuncia riguarda un intervento di …....................., per cui Lei dovrà richiedere la preventiva autorizzazione al civico Settore ….....................<text:span text:style-name="T21"> </text:span><text:span text:style-name="T22">(esempio nel caso di: fossa imhoff, taglio alberi, ecc...)</text:span>;</text:p>
        </text:list-item>
      </text:list>
      <text:list xml:id="list7511653883353652897" text:style-name="L9">
        <text:list-item>
          <text:p text:style-name="P56"><text:span text:style-name="T26">la denuncia riguarda un intervento in zona sottoposta a vincolo idrogeologico, a sensi della L.R. 4/99, per cui si dovrà provvedere a presentare istanza di autorizzazione o denuncia di inizio attività al </text:span><text:span text:style-name="T28">Servizio Ambiente di questo Comune, competente in materia di vincolo idrogeologico</text:span><text:span text:style-name="T26"> secondo la modulistica predisposta e reperibile sul sito </text:span><text:span text:style-name="T5">internet </text:span><text:span text:style-name="Hyperlink"><text:span text:style-name="T26">www.comune.savona.it</text:span></text:span><text:span text:style-name="T5"> /Ambiente/Tutela Ambientale)</text:span><text:span text:style-name="T26">; copia della suddetta DIA (con indicati gli estremi di presentazione) ovvero copia della suddetta autorizzazione </text:span><text:span text:style-name="T30">dovrà essere trasmessa allo scrivente ufficio</text:span><text:span text:style-name="T26">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72"><text:span text:style-name="T49">(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8">(come modificata dalla L.R. n.23 del 30/07/2012) </text:span>e relativo Regolamento regionale di attuazione n. 6 del 13.11.2012, modificato dal Regolamento regionale n. 1 del 06/03/2015 e dall’art. 54 del vigente Regolamento Edilizio</text:p>
        </text:list-item>
      </text:list>
      <text:list xml:id="list5577381053022231363" text:style-name="L10">
        <text:list-item>
          <text:p text:style-name="P70"><text:span text:style-name="T2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4">anche alle normative regionali e comunali in materia ed in particolare </text:span><text:span text:style-name="T50">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74"><text:span text:style-name="T38">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35">“ristrutturazione dell'impianto termico” </text:span><text:span text:style-name="T41">(sec</text:span><text:span text:style-name="T38">ondo le definizioni di cui al DPR 26 agosto 1993 n. 412 che reca il regolamento di cui alla legge n. 10/91 e in conformità alle norme D. Lgs n. 311/06), </text:span><text:span text:style-name="T32">è necessario presentare il progetto dell'impianto</text:span><text:span text:style-name="T38"> della vigente normativa nazionale in materia di utilizzo delle fonti energetiche rinnovabili e di risparmio energetico e ai sensi della L.R. n.22 del 29.05.2007 </text:span><text:span text:style-name="T51">(come modificata dalla L.R. n.23 del 30/07/2012) </text:span><text:span text:style-name="T38">e relativo Regolamento regionale di attuazione n. 6 </text:span><text:soft-page-break/><text:span text:style-name="T38">del 13.11.2012, modificato dal Regolamento regionale n. 1 del 06/03/2015 e dall’art. 54 del vigente Regolamento Edilizio</text:span></text:p>
        </text:list-item>
        <text:list-item>
          <text:p text:style-name="P68">nuova relazione tecnica sostitutiva in quanto:</text:p>
        </text:list-item>
      </text:list>
      <text:list xml:id="list5129132123669481824" text:style-name="WW8Num9">
        <text:list-item>
          <text:list>
            <text:list-item>
              <text:p text:style-name="P66">l’asseverazione contenuta nella relazione tecnica prodotta non è espressa nella forma stabilita dal comma 2 dell’art. 26 della L.R. 16/08 e smi;</text:p>
            </text:list-item>
            <text:list-item>
              <text:p text:style-name="P66">la relazione prodotta non contiene la dichiarazione specifica relativa ad eventuali vincoli gravanti sulla zona interessata e/o edifici oggetto di intervento; </text:p>
            </text:list-item>
            <text:list-item>
              <text:p text:style-name="P66">non è stata fornita la dimostrazione di conformità dell’intervento con la normativa di livello puntuale paesistico di cui all’elaborato St. 5 del PUC.</text:p>
            </text:list-item>
          </text:list>
        </text:list-item>
      </text:list>
      <text:list xml:id="list33665206" text:continue-list="list5577381053022231363" text:style-name="L10">
        <text:list-item>
          <text:p text:style-name="P57"><text:span text:style-name="T38">la relazione tecnica prodotta non è conforme a quanto prescritto dal comma 2 dell’art. 26 della L.R. 16/08 e smi: </text:span><text:span text:style-name="T31">manca infatti l’asseverazione esplicita del progettista</text:span><text:span text:style-name="T38">; è quindi necessario che pervenga al Comune una relazione a firma del professionista abilitato alla progettazione che asseveri:</text:span></text:p>
        </text:list-item>
      </text:list>
      <text:list xml:id="list6488433321166999015" text:style-name="WW8Num11">
        <text:list-item>
          <text:p text:style-name="P75">la riconducibilità delle opere da realizzare alle fattispecie indicate all’art. 23 della L.R. n. 16/08 e smi</text:p>
        </text:list-item>
        <text:list-item>
          <text:p text:style-name="P77">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30">Si ricorda che tale asseverazione costituisce il presupposto fondamentale della Denuncia di Inizio Attività ai sensi dell’art. 42, comma 3 della L.R. 16/08 smi, così come definita dalla legislazione in materia.</text:p>
      <text:p text:style-name="P30">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33674115" text:continue-numbering="true" text:style-name="WW8Num11">
        <text:list-item>
          <text:p text:style-name="P76">elaborato planimetrico contenente l’individuazione dei punti di installazione dei dispositivi di ancoraggio, degli accessi e dei percorsi;</text:p>
        </text:list-item>
        <text:list-item>
          <text:p text:style-name="P78">relazione di calcolo di verifica della resistenza dei punti di ancoraggio rilasciata dal progettista stesso o da altro professionista abilitato</text:p>
        </text:list-item>
      </text:list>
      <text:p text:style-name="P37"><text:tab/>Infine essendo previsti movimenti terra dovrà essere prodotta la documentazione relativa alle terre e rocce da scavo con gli adempimenti a seconda del caso:</text:p>
      <text:list xml:id="list7402431092905715355" text:style-name="L11">
        <text:list-item>
          <text:p text:style-name="P51"><text:span text:style-name="T26">nel caso in cui </text:span><text:span text:style-name="Car._20_predefinito_20_paragrafo"><text:span text:style-name="T27">non sia previsto il riutilizzo</text:span></text:span><text:span text:style-name="T26">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29">conferimento in discarica,</text:span></text:span><text:span text:style-name="T26"> <text:s/>delle stesse, attenendosi a quanto previsto dalle vigenti norme in materia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 text:visited-style-name="Visited_20_Internet_20_Link"><text:span text:style-name="Hyperlink"><text:span text:style-name="T33">www.comune.savona.it</text:span></text:span></text:a><text:span text:style-name="Hyperlink"><text:span text:style-name="T33">)</text:span></text:span></text:p>
        </text:list-item>
        <text:list-item>
          <text:p text:style-name="P51"><text:span text:style-name="T26">nel caso in cui </text:span><text:span text:style-name="Car._20_predefinito_20_paragrafo"><text:span text:style-name="T28">ne sia previsto il riutilizzo</text:span></text:span><text:span text:style-name="T28">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33">www.comune.savona.it)</text:span></text:span></text:p>
        </text:list-item>
        <text:list-item>
          <text:p text:style-name="P52"><text:span text:style-name="Hyperlink"><text:span text:style-name="T4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6"/>
      <text:p text:style-name="P29"><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31">Pertanto, fino ad avvenuta acquisizione di quanto richiesto, i termini di cui al comma 1 dell’art. 26 della Legge 16/08 e s.m.i. sono interrotti e decorreranno nuovamente per intero a partire dalla data di presentazione della documentazione integrativa. </text:p>
      <text:p text:style-name="P31"><text:soft-page-break/>Si ricorda che ai sensi dell’art. 90 comma 10, del D. Lgs. 81/08 e s.m.i. <text:s/>in assenza degli adempimenti di legge ivi indicati è sospesa l’efficacia del titolo abilitativo e ciò anche in caso di variazione dell’impresa esecutrice dei lavori.</text:p>
      <text:p text:style-name="P38">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42">L’istruttore tecnico</text:p>
            <text:p text:style-name="P42">[istruttore_tecnico]</text:p>
          </table:table-cell>
          <table:table-cell table:style-name="Tabella4.A1" office:value-type="string">
            <text:p text:style-name="P41"/>
          </table:table-cell>
        </table:table-row>
        <table:table-row table:style-name="Tabella4.1">
          <table:table-cell table:style-name="Tabella4.A1" office:value-type="string">
            <text:p text:style-name="P41"/>
          </table:table-cell>
          <table:table-cell table:style-name="Tabella4.A1" office:value-type="string">
            <text:p text:style-name="P39">Il Responsabile del Servizio Edilizia Privata</text:p>
            <text:p text:style-name="P39">Geom. Ivo Maffioli</text:p>
          </table:table-cell>
        </table:table-row>
      </table:table>
      <text:p text:style-name="P9"/>
      <text:h text:style-name="P50" text:outline-level="1">Informativa ai sensi dell’articolo 13 del D.Lgs 30 giugno 2003 n.196</text:h>
      <text:p text:style-name="P44"/>
      <text:p text:style-name="P4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47">Finalità del trattamento.</text:p>
      <text:p text:style-name="P4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4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44">Gli stessi dati possono altresì essere comunicati a privati o enti pubblici economici qualora ciò sia previsto da una norma di legge o di regolamento.</text:p>
      <text:p text:style-name="P48"/>
      <text:p text:style-name="P46">Dati personali.</text:p>
      <text:p text:style-name="P44">I dati richiesti devono essere indicati obbligatoriamente onde rendere possibile le verifiche sulla denuncia di inizio attività.</text:p>
      <text:p text:style-name="P44">Il rifiuto di fornire i dati richiesti comporterà l’impossibilità di rendere efficace la Sua denuncia.</text:p>
      <text:p text:style-name="P48"/>
      <text:p text:style-name="P46">Modalità di trattamento.</text:p>
      <text:p text:style-name="P44">I dati verranno trattati con modalità prevalentemente informatizzate e con logiche pienamente rispondenti alle finalità da perseguire anche mediante:</text:p>
      <text:p text:style-name="P44">Verifiche dei dati esposti nella domanda e documentazione allegata con altri dati in possesso del Comune di Savona;</text:p>
      <text:p text:style-name="P44">Verifiche dei dati contenuti nella domanda e nella documentazione allegata con i dati in possesso di altri organismi.</text:p>
      <text:p text:style-name="P48"/>
      <text:p text:style-name="P46">Titolari del trattamento.</text:p>
      <text:p text:style-name="P45"><text:span text:style-name="T24">Il Comune di Savona assume la qualifica </text:span><text:span text:style-name="T20">di titolare del trattamento dei dati personali</text:span><text:span text:style-name="T24">.</text:span></text:p>
      <text:p text:style-name="P44">Il responsabile del trattamento dei dati personali è il Direttore del Settore Pianificazione Territoriale Arch. Giovanna Macario.</text:p>
      <text:p text:style-name="P48"/>
      <text:p text:style-name="P46">Diritti dell’interessato.</text:p>
      <text:p text:style-name="P4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8"/>
      <text:p text:style-name="P46">Consenso.</text:p>
      <text:p text:style-name="P44">Il Comune di Savona, in quanto soggetto pubblico, non deve acquisire il consenso degli interessati per poter trattare i loro dati personali.</text:p>
      <text:p text:style-name="P4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51:26.30</dc:date>
    <meta:print-date>2013-02-20T09:35:00</meta:print-date>
    <meta:editing-cycles>38</meta:editing-cycles>
    <meta:editing-duration>PT6H54S</meta:editing-duration>
    <meta:generator>OpenOffice/4.1.0$Win32 OpenOffice.org_project/410m18$Build-9764</meta:generator>
    <meta:document-statistic meta:table-count="5" meta:image-count="1" meta:object-count="0" meta:page-count="6" meta:paragraph-count="135" meta:word-count="3739" meta:character-count="26176"/>
  </office:meta>
</office:document-meta>
</file>